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008000" fo:font-size="12pt" fo:language="zxx" fo:country="none" style:font-size-asian="12pt" style:font-size-complex="12pt"/>
    </style:style>
    <style:style style:name="P2" style:family="paragraph" style:parent-style-name="Standard">
      <style:paragraph-properties style:text-autospace="none"/>
    </style:style>
    <style:style style:name="P3" style:family="paragraph" style:parent-style-name="Standard">
      <style:paragraph-properties style:text-autospace="none"/>
      <style:text-properties fo:font-size="12pt" style:font-size-asian="12pt" style:font-size-complex="12pt"/>
    </style:style>
    <style:style style:name="P4" style:family="paragraph" style:parent-style-name="Standard">
      <style:paragraph-properties style:text-autospace="none"/>
      <style:text-properties style:use-window-font-color="true" fo:font-size="12pt" style:font-size-asian="12pt" style:font-size-complex="12pt"/>
    </style:style>
    <style:style style:name="P5" style:family="paragraph" style:parent-style-name="Standard">
      <style:paragraph-properties style:text-autospace="none"/>
      <style:text-properties style:use-window-font-color="true" fo:font-size="12pt" fo:language="zxx" fo:country="none" style:font-size-asian="12pt" style:font-size-complex="12pt"/>
    </style:style>
    <style:style style:name="P6" style:family="paragraph" style:parent-style-name="Standard">
      <style:paragraph-properties style:text-autospace="none"/>
      <style:text-properties fo:color="#a31515" fo:font-size="12pt" fo:language="zxx" fo:country="none" style:font-size-asian="12pt" style:font-size-complex="12pt"/>
    </style:style>
    <style:style style:name="P7" style:family="paragraph" style:parent-style-name="Standard">
      <style:paragraph-properties fo:background-color="#e6e6e6" style:text-autospace="none">
        <style:background-image/>
      </style:paragraph-properties>
      <style:text-properties fo:font-size="12pt" style:font-size-asian="12pt" style:font-size-complex="12pt"/>
    </style:style>
    <style:style style:name="P8" style:family="paragraph" style:parent-style-name="Standard">
      <style:paragraph-properties fo:background-color="#e6e6e6" style:text-autospace="none">
        <style:background-image/>
      </style:paragraph-properties>
      <style:text-properties style:use-window-font-color="true" fo:font-size="12pt" style:font-size-asian="12pt" style:font-size-complex="12pt"/>
    </style:style>
    <style:style style:name="P9" style:family="paragraph" style:parent-style-name="Standard" style:list-style-name="L1">
      <style:paragraph-properties style:text-autospace="none"/>
      <style:text-properties fo:color="#008000" fo:font-size="12pt" fo:language="zxx" fo:country="none" style:font-size-asian="12pt" style:font-size-complex="12pt"/>
    </style:style>
    <style:style style:name="P10" style:family="paragraph" style:parent-style-name="Standard">
      <style:paragraph-properties style:text-autospace="none"/>
      <style:text-properties style:use-window-font-color="true" style:font-name="Times New Roman" fo:font-size="12pt" fo:language="zxx" fo:country="none" style:font-size-asian="12pt" style:font-size-complex="12pt"/>
    </style:style>
    <style:style style:name="P11" style:family="paragraph" style:parent-style-name="Standard">
      <style:paragraph-properties style:text-autospace="none"/>
      <style:text-properties fo:color="#e6e6e6" fo:font-size="12pt" fo:language="zxx" fo:country="none" style:font-size-asian="12pt" style:font-size-complex="12pt"/>
    </style:style>
    <style:style style:name="P12" style:family="paragraph" style:parent-style-name="Standard">
      <style:paragraph-properties style:text-autospace="none"/>
      <style:text-properties fo:color="#e6e6e6" style:font-name="Times New Roman" fo:font-size="12pt" fo:language="zxx" fo:country="none" style:font-size-asian="12pt" style:font-size-complex="12pt"/>
    </style:style>
    <style:style style:name="P13" style:family="paragraph" style:parent-style-name="Standard">
      <style:paragraph-properties fo:background-color="#e6e6e6" style:text-autospace="none">
        <style:background-image/>
      </style:paragraph-properties>
      <style:text-properties style:use-window-font-color="true" fo:font-size="12pt" style:font-size-asian="12pt" style:font-size-complex="12pt"/>
    </style:style>
    <style:style style:name="P14" style:family="paragraph" style:parent-style-name="Standard">
      <style:paragraph-properties fo:background-color="#e6e6e6" style:text-autospace="none">
        <style:background-image/>
      </style:paragraph-properties>
    </style:style>
    <style:style style:name="P15" style:family="paragraph" style:parent-style-name="Standard">
      <style:paragraph-properties fo:background-color="#e6e6e6" style:text-autospace="none">
        <style:background-image/>
      </style:paragraph-properties>
      <style:text-properties fo:color="#e6e6e6" fo:font-size="12pt" fo:language="zxx" fo:country="none" style:font-size-asian="12pt" style:font-size-complex="12pt"/>
    </style:style>
    <style:style style:name="P16" style:family="paragraph" style:parent-style-name="Heading_20_1">
      <style:paragraph-properties fo:text-align="center" style:justify-single-word="false"/>
      <style:text-properties fo:font-size="18pt" style:font-size-asian="18pt" style:font-size-complex="18pt"/>
    </style:style>
    <style:style style:name="P17" style:family="paragraph" style:parent-style-name="Heading_20_2">
      <style:text-properties fo:font-size="16pt" style:font-size-asian="16pt" style:font-size-complex="16pt"/>
    </style:style>
    <style:style style:name="P18" style:family="paragraph" style:parent-style-name="Heading_20_3">
      <style:text-properties style:use-window-font-color="true" fo:font-size="14pt" fo:language="zxx" fo:country="none" style:font-size-asian="14pt" style:font-size-complex="14pt"/>
    </style:style>
    <style:style style:name="P19" style:family="paragraph" style:parent-style-name="Heading_20_3">
      <style:text-properties fo:color="#e6e6e6"/>
    </style:style>
    <style:style style:name="T1" style:family="text">
      <style:text-properties style:use-window-font-color="true" fo:language="zxx" fo:country="none"/>
    </style:style>
    <style:style style:name="T2" style:family="text">
      <style:text-properties style:use-window-font-color="true" fo:language="zxx" fo:country="none" fo:font-weight="bold" style:font-weight-asian="bold" style:font-weight-complex="bold"/>
    </style:style>
    <style:style style:name="T3" style:family="text">
      <style:text-properties fo:color="#0000ff"/>
    </style:style>
    <style:style style:name="T4" style:family="text">
      <style:text-properties fo:color="#0000ff" fo:language="zxx" fo:country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a31515" fo:language="zxx" fo:country="none"/>
    </style:style>
    <style:style style:name="T7" style:family="text">
      <style:text-properties fo:color="#008000" fo:font-size="12pt" fo:language="zxx" fo:country="none" style:font-size-asian="12pt" style:font-size-complex="12pt"/>
    </style:style>
    <style:style style:name="T8" style:family="text">
      <style:text-properties fo:color="#008000" fo:font-size="12pt" fo:language="zxx" fo:country="none" fo:font-weight="bold" style:font-size-asian="12pt" style:font-weight-asian="bold" style:font-size-complex="12pt" style:font-weight-complex="bold"/>
    </style:style>
    <style:style style:name="T9" style:family="text">
      <style:text-properties fo:language="zxx" fo:country="none"/>
    </style:style>
    <style:style style:name="T10" style:family="text">
      <style:text-properties fo:language="zxx" fo:country="none" fo:font-weight="bold" style:font-weight-asian="bold" style:font-weight-complex="bold"/>
    </style:style>
    <style:style style:name="T11" style:family="text">
      <style:text-properties fo:font-variant="normal" fo:text-transform="none" style:use-window-font-color="true" style:font-name="Times New Roman" fo:font-size="12pt" fo:letter-spacing="normal" fo:language="zxx" fo:country="none" fo:font-style="normal" fo:font-weight="normal" fo:background-color="transparent" style:font-size-asian="12pt" style:font-size-complex="12pt"/>
    </style:style>
    <style:style style:name="T12" style:family="text">
      <style:text-properties fo:font-variant="normal" fo:text-transform="none" style:use-window-font-color="true" style:font-name="Times New Roman" fo:font-size="12pt" fo:letter-spacing="normal" fo:language="zxx" fo:country="none" fo:font-style="normal" fo:font-weight="bold" fo:background-color="transparent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0000ff" style:font-name="Times New Roman" fo:letter-spacing="normal" fo:language="zxx" fo:country="none" fo:font-style="normal" fo:font-weight="normal" fo:background-color="transparent"/>
    </style:style>
    <style:style style:name="T14" style:family="text">
      <style:text-properties fo:font-variant="normal" fo:text-transform="none" style:font-name="Times New Roman" fo:letter-spacing="normal" fo:language="zxx" fo:country="none" fo:font-style="normal" fo:font-weight="normal" fo:background-color="transparent"/>
    </style:style>
    <style:style style:name="T15" style:family="text">
      <style:text-properties fo:font-variant="normal" fo:text-transform="none" style:font-name="Times New Roman" fo:letter-spacing="normal" fo:language="zxx" fo:country="none" fo:font-style="normal" fo:font-weight="bold" fo:background-color="transparent" style:font-weight-asian="bold" style:font-weight-complex="bold"/>
    </style:style>
    <style:style style:name="T16" style:family="text">
      <style:text-properties fo:font-variant="normal" fo:text-transform="none" style:font-name="Times New Roman" fo:letter-spacing="normal" fo:font-style="normal" fo:font-weight="normal" fo:background-color="transparent"/>
    </style:style>
    <style:style style:name="T17" style:family="text">
      <style:text-properties fo:font-variant="normal" fo:text-transform="none" style:font-name="Times New Roman" fo:letter-spacing="normal" fo:font-style="normal" fo:font-weight="bold" fo:background-color="transparent" style:font-weight-asian="bold" style:font-weight-complex="bold"/>
    </style:style>
    <style:style style:name="T18" style:family="text">
      <style:text-properties fo:font-variant="normal" fo:text-transform="none" style:font-name="Times New Roman" fo:letter-spacing="normal" fo:language="en" fo:country="US" fo:font-style="normal" fo:font-weight="bold" fo:background-color="transparent" style:font-weight-asian="bold" style:font-weight-complex="bold"/>
    </style:style>
    <style:style style:name="T19" style:family="text">
      <style:text-properties fo:font-variant="normal" fo:text-transform="none" style:font-name="Times New Roman" fo:font-size="12pt" fo:letter-spacing="normal" fo:language="zxx" fo:country="none" fo:font-style="normal" fo:font-weight="normal" fo:background-color="transparent" style:font-size-asian="12pt" style:font-size-complex="12pt"/>
    </style:style>
    <style:style style:name="T20" style:family="text">
      <style:text-properties fo:font-variant="normal" fo:text-transform="none" style:font-name="Times New Roman" fo:font-size="12pt" fo:letter-spacing="normal" fo:language="zxx" fo:country="none" fo:font-style="normal" fo:font-weight="bold" fo:background-color="transparent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e6e6e6" style:font-name="Times New Roman" fo:font-size="12pt" fo:letter-spacing="normal" fo:language="zxx" fo:country="none" fo:font-style="normal" fo:font-weight="normal" fo:background-color="transparent" style:font-size-asian="12pt" style:font-size-complex="12pt"/>
    </style:style>
    <style:style style:name="T22" style:family="text">
      <style:text-properties fo:font-variant="normal" fo:text-transform="none" fo:color="#e6e6e6" style:font-name="Times New Roman" fo:font-size="12pt" fo:letter-spacing="normal" fo:language="zxx" fo:country="none" fo:font-style="normal" fo:font-weight="bold" fo:background-color="transparent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e6e6e6" style:font-name="Times New Roman" fo:letter-spacing="normal" fo:font-style="normal" fo:font-weight="bold" fo:background-color="transparent" style:font-weight-asian="bold" style:font-weight-complex="bold"/>
    </style:style>
    <style:style style:name="T24" style:family="text">
      <style:text-properties fo:font-variant="normal" fo:text-transform="none" fo:color="#e6e6e6" style:font-name="Times New Roman" fo:letter-spacing="normal" fo:font-style="normal" fo:font-weight="normal" fo:background-color="transparent"/>
    </style:style>
    <style:style style:name="T25" style:family="text">
      <style:text-properties fo:font-variant="normal" fo:text-transform="none" fo:color="#e6e6e6" style:font-name="Times New Roman" fo:letter-spacing="normal" fo:language="zxx" fo:country="none" fo:font-style="normal" fo:font-weight="normal" fo:background-color="transparent"/>
    </style:style>
    <style:style style:name="T26" style:family="text">
      <style:text-properties fo:font-variant="normal" fo:text-transform="none" fo:color="#e6e6e6" style:font-name="Times New Roman" fo:letter-spacing="normal" fo:language="zxx" fo:country="none" fo:font-style="normal" fo:font-weight="bold" fo:background-color="transparent" style:font-weight-asian="bold" style:font-weight-complex="bold"/>
    </style:style>
    <style:style style:name="T27" style:family="text">
      <style:text-properties fo:font-variant="normal" fo:text-transform="none" fo:color="#e6e6e6" style:font-name="Times New Roman" fo:letter-spacing="normal" fo:language="en" fo:country="US" fo:font-style="normal" fo:font-weight="bold" fo:background-color="transparent" style:font-weight-asian="bold" style:font-weight-complex="bold"/>
    </style:style>
    <style:style style:name="T28" style:family="text">
      <style:text-properties fo:language="en" fo:country="US"/>
    </style:style>
    <style:style style:name="T29" style:family="text">
      <style:text-properties fo:language="en" fo:country="US" fo:font-weight="bold" style:font-weight-asian="bold" style:font-weight-complex="bold"/>
    </style:style>
    <style:style style:name="T30" style:family="text">
      <style:text-properties fo:color="#e6e6e6"/>
    </style:style>
    <style:style style:name="T31" style:family="text">
      <style:text-properties fo:color="#e6e6e6" fo:language="en" fo:country="US"/>
    </style:style>
    <style:style style:name="T32" style:family="text">
      <style:text-properties fo:color="#e6e6e6" fo:language="en" fo:country="US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Description of vJoy/Feeder Interface</text:h>
      <text:p text:style-name="Standard"/>
      <text:p text:style-name="Standard">Interface of feeder application with vJoy Device is done through interface DLL (vJoyInterface.dll).</text:p>
      <text:h text:style-name="P17" text:outline-level="2">Interface Functions</text:h>
      <text:h text:style-name="Heading_20_3" text:outline-level="3">Driver information functions</text:h>
      <text:p text:style-name="P1">The following functions return general information about the installed driver.</text:p>
      <text:p text:style-name="P1"/>
      <text:p text:style-name="P7"><text:span text:style-name="T1">VJOYINTERFACE_API SHORT </text:span><text:span text:style-name="T4">__cdecl</text:span><text:span text:style-name="T1"> <text:tab/><text:tab/></text:span><text:span text:style-name="T2">GetvJoyVersion</text:span><text:span text:style-name="T1">(</text:span><text:span text:style-name="T4">void</text:span><text:span text:style-name="T1">);</text:span></text:p>
      <text:p text:style-name="P5">Get the vJoy driver Version Number if found or 0 if not found.</text:p>
      <text:p text:style-name="P5">Current version is 0x200</text:p>
      <text:p text:style-name="P5"/>
      <text:p text:style-name="P7"><text:span text:style-name="T1">VJOYINTERFACE_API BOOL<text:tab/></text:span><text:span text:style-name="T4">__cdecl<text:tab/></text:span><text:span text:style-name="T2">vJoyEnabled</text:span><text:span text:style-name="T1">(</text:span><text:span text:style-name="T4">void</text:span><text:span text:style-name="T1">);</text:span></text:p>
      <text:p text:style-name="P5">Returns TRUE if vJoy Driver installed and there is at least one enabled vJoy device.</text:p>
      <text:p text:style-name="P5"/>
      <text:p text:style-name="P7"><text:span text:style-name="T1">VJOYINTERFACE_API PVOID<text:tab/></text:span><text:span text:style-name="T4">__cdecl</text:span><text:span text:style-name="T1"><text:tab/></text:span><text:span text:style-name="T2">GetvJoyProductString</text:span><text:span text:style-name="T1">(</text:span><text:span text:style-name="T4">void</text:span><text:span text:style-name="T1">);</text:span></text:p>
      <text:p text:style-name="P5">Returns pointer to vJoy product string.</text:p>
      <text:p text:style-name="P5">Returns NULL if error occurs.</text:p>
      <text:p text:style-name="P5">The pointer has to be casted into (PWSTR)</text:p>
      <text:p text:style-name="P3"><text:span text:style-name="T1">Currently, value is </text:span><text:span text:style-name="T1">L</text:span><text:span text:style-name="T6">"vJoy - Virtual Joystick"</text:span></text:p>
      <text:p text:style-name="P5"/>
      <text:p text:style-name="P7"><text:span text:style-name="T1">VJOYINTERFACE_API PVOID<text:tab/></text:span><text:span text:style-name="T4">__cdecl</text:span><text:span text:style-name="T1"><text:tab/></text:span><text:span text:style-name="T2">GetvJoyManufacturerString</text:span><text:span text:style-name="T1">(</text:span><text:span text:style-name="T4">void</text:span><text:span text:style-name="T1">);</text:span></text:p>
      <text:p text:style-name="P5">Returns pointer to vJoy manufacturer string.</text:p>
      <text:p text:style-name="P5">Returns NULL if error occurs.</text:p>
      <text:p text:style-name="P5">The pointer has to be casted into (PWSTR)</text:p>
      <text:p text:style-name="P3"><text:span text:style-name="T1">Currently, value is </text:span><text:span text:style-name="T6">L"Shaul Eizikovich"</text:span></text:p>
      <text:p text:style-name="P6"/>
      <text:p text:style-name="P7"><text:span text:style-name="T1">VJOYINTERFACE_API PVOID<text:tab/></text:span><text:span text:style-name="T4">__cdecl</text:span><text:span text:style-name="T1"><text:tab/></text:span><text:span text:style-name="T2">GetvJoySerialNumberString</text:span><text:span text:style-name="T1">(</text:span><text:span text:style-name="T4">void</text:span><text:span text:style-name="T1">);</text:span></text:p>
      <text:p text:style-name="P5">Returns pointer to vJoy Serial Number string.</text:p>
      <text:p text:style-name="P5">Returns NULL if error occurs.</text:p>
      <text:p text:style-name="P5">The pointer has to be casted into (PWSTR)</text:p>
      <text:p text:style-name="P3"><text:span text:style-name="T1">Currently, value is </text:span><text:span text:style-name="T6">L"2.0.0"</text:span></text:p>
      <text:h text:style-name="P18" text:outline-level="3">vJoy Device Properties</text:h>
      <text:p text:style-name="P1">The following functions return configuration information about a specific vJoy Device.</text:p>
      <text:p text:style-name="P1">Every device (VJD) <text:s/>has a unique Report ID (rID).</text:p>
      <text:p text:style-name="P1">Report ID value may be 1 to 16.</text:p>
      <text:p text:style-name="P3"/>
      <text:p text:style-name="P7"><text:span text:style-name="T1">VJOYINTERFACE_API </text:span><text:span text:style-name="T4">int</text:span><text:span text:style-name="T1"><text:tab/></text:span><text:span text:style-name="T4">__cdecl</text:span><text:span text:style-name="T1"> <text:s/></text:span><text:span text:style-name="T2">GetVJDButtonNumber</text:span><text:span text:style-name="T1">(UINT rID);<text:tab/></text:span></text:p>
      <text:p text:style-name="P5">Get the number of buttons defined in the specified vJoy Device</text:p>
      <text:p text:style-name="P5">Possible numbers of buttons is 0 to 32</text:p>
      <text:p text:style-name="P1"/>
      <text:p text:style-name="P7"><text:span text:style-name="T1">VJOYINTERFACE_API </text:span><text:span text:style-name="T4">int</text:span><text:span text:style-name="T1"><text:tab/></text:span><text:span text:style-name="T4">__cdecl</text:span><text:span text:style-name="T1"> <text:s/></text:span><text:span text:style-name="T2">GetVJDDiscPovNumber</text:span><text:span text:style-name="T1">(UINT rID);</text:span></text:p>
      <text:p text:style-name="P4"><text:span text:style-name="T9">Get the number of descrete-type POV hats defined in the </text:span><text:span text:style-name="T9">vJoy Device</text:span></text:p>
      <text:p text:style-name="P5">Possible numbers of descrete-type POV are 0 or 1</text:p>
      <text:p text:style-name="P5">A descrete-type POV is a POV that has 5 states: North, West, South, East and neutral.</text:p>
      <text:p text:style-name="P1"/>
      <text:p text:style-name="P7"><text:span text:style-name="T1">VJOYINTERFACE_API </text:span><text:span text:style-name="T4">int</text:span><text:span text:style-name="T1"><text:tab/></text:span><text:span text:style-name="T4">__cdecl</text:span><text:span text:style-name="T1"> <text:s/></text:span><text:span text:style-name="T2">GetVJDContPovNumber</text:span><text:span text:style-name="T1">(UINT rID);</text:span></text:p>
      <text:p text:style-name="P4"><text:span text:style-name="T9">Get the number of continuous-type POV hats defined in the specified </text:span><text:span text:style-name="T9">vJoy Device</text:span></text:p>
      <text:p text:style-name="P4"><text:span text:style-name="T9">Possible numbers of </text:span><text:span text:style-name="T9">continuous</text:span><text:span text:style-name="T9">-type POV are 0 or 1</text:span></text:p>
      <text:p text:style-name="P1"/>
      <text:p text:style-name="P7"><text:span text:style-name="T1">VJOYINTERFACE_API BOOL<text:tab/></text:span><text:span text:style-name="T4">__cdecl</text:span><text:span text:style-name="T1"> <text:s/></text:span><text:span text:style-name="T2">GetVJDAxisExist</text:span><text:span text:style-name="T1">(UINT rID, UINT Axis); </text:span></text:p>
      <text:p text:style-name="P4"><text:span text:style-name="T9">Test if given axis defined in the specified</text:span><text:span text:style-name="T9"> vJoy Device</text:span></text:p>
      <text:p text:style-name="P5">Axis values are documented in HID documents and in file Public.h</text:p>
      <text:p text:style-name="P5"/>
      <text:h text:style-name="Heading_20_3" text:outline-level="3">Write access to vJoy Device</text:h>
      <text:p text:style-name="P1">The following functions are used to <text:span text:style-name="T5">Update</text:span> the position data of a specific vJoy Device (VJD) or to get its <text:span text:style-name="T5">Status</text:span>.</text:p>
      <text:p text:style-name="P2"><text:span text:style-name="T7">An application may </text:span><text:span text:style-name="T8">Acquire</text:span><text:span text:style-name="T7"> and </text:span><text:span text:style-name="T8">Relinquish</text:span><text:span text:style-name="T7"> ownership of one or more vJoy Devices.</text:span></text:p>
      <text:p text:style-name="P2"><text:span text:style-name="T7">To </text:span><text:span text:style-name="T8">Update</text:span><text:span text:style-name="T7"> the positions of the vJoy Device, the application should own it.</text:span></text:p>
      <text:p text:style-name="P2"><text:span text:style-name="T7">Ownership can be </text:span><text:span text:style-name="T8">Relinquished</text:span><text:span text:style-name="T7"> either by the owner-application or by removal or disabling of the driver.</text:span></text:p>
      <text:p text:style-name="P1"/>
      <text:p text:style-name="P1">Status can be either:</text:p>
      <text:list xml:id="list40339048" text:style-name="L1">
        <text:list-item>
          <text:p text:style-name="P9">VJD_STAT_OWN:<text:tab/>The <text:s/>vJoy Device is owned by this application.</text:p>
        </text:list-item>
        <text:list-item>
          <text:p text:style-name="P9">VJD_STAT_FREE:<text:tab/>The <text:s/>vJoy Device is NOT owned by any application (including this one).</text:p>
        </text:list-item>
        <text:list-item>
          <text:p text:style-name="P9">VJD_STAT_BUSY:<text:tab/>The <text:s/>vJoy Device is owned by another application. It cannot be acquired by this application.</text:p>
        </text:list-item>
        <text:list-item>
          <text:p text:style-name="P9">VJD_STAT_MISS:<text:tab/>The <text:s/>vJoy Device is missing. It either does not exist or the driver is down.</text:p>
        </text:list-item>
        <text:list-item>
          <text:p text:style-name="P9">VJD_STAT_UNKN:<text:tab/>Unknown state</text:p>
        </text:list-item>
      </text:list>
      <text:p text:style-name="P1"/>
      <text:p text:style-name="P8"><text:span text:style-name="T9">VJOYINTERFACE_API BOOL<text:tab/><text:tab/></text:span><text:span text:style-name="T4">__cdecl</text:span><text:span text:style-name="T9"><text:tab/></text:span><text:span text:style-name="T10">AcquireVJD</text:span><text:span text:style-name="T9">(UINT rID);</text:span></text:p>
      <text:p text:style-name="P5">Acquire the specified vJoy Device.</text:p>
      <text:p text:style-name="P5">If successful returnes TRUE and the status of the specified vJoy Device switches to VJD_STAT_OWN. Otherwise FALSE.</text:p>
      <text:p text:style-name="P4"><text:span text:style-name="T9">Application must call </text:span><text:span text:style-name="T10">RelinquishVJD()</text:span><text:span text:style-name="T9"> when <text:s/>the specified vJoy Device is no longer required.</text:span></text:p>
      <text:p text:style-name="P5">Additional calls to this function are ignored.</text:p>
      <text:p text:style-name="P5"/>
      <text:p text:style-name="P8"><text:span text:style-name="T9">VJOYINTERFACE_API VOID<text:tab/><text:tab/></text:span><text:span text:style-name="T4">__cdecl</text:span><text:span text:style-name="T9"><text:tab/></text:span><text:span text:style-name="T10">RelinquishVJD</text:span><text:span text:style-name="T9">(UINT rID);</text:span></text:p>
      <text:p text:style-name="P5">Relinquish the specified vJoy Device. If was owned by this application <text:s/>the status of the specified vJoy Device switches to VJD_STAT_FREE.</text:p>
      <text:p text:style-name="P5">After calling this function the specified vJoy Device can be Acquired by any application.</text:p>
      <text:p text:style-name="P5">Calles to this function are ignored if <text:s/>the specified vJoy Device is not owned by this application.</text:p>
      <text:p text:style-name="P5"/>
      <text:p text:style-name="P8"><text:span text:style-name="T9">VJOYINTERFACE_API BOOL<text:tab/><text:tab/></text:span><text:span text:style-name="T4">__cdecl</text:span><text:span text:style-name="T9"><text:tab/></text:span><text:span text:style-name="T10">UpdateVJD</text:span><text:span text:style-name="T9">(UINT rID, PVOID pData);</text:span></text:p>
      <text:p text:style-name="P5">Update the position data of the specified vJoy Device.</text:p>
      <text:p text:style-name="P5">The position data is in a structure pointed at by the second parameter.</text:p>
      <text:p text:style-name="P5">For this function to be successful, the specified vJoy Device must be owned by this application.</text:p>
      <text:p text:style-name="P5">If successful returnes TRUE. Otherwise FALSE.</text:p>
      <text:p text:style-name="P5"/>
      <text:p text:style-name="P8"><text:span text:style-name="T9">VJOYINTERFACE_API </text:span><text:span text:style-name="T4">enum</text:span><text:span text:style-name="T9"> VjdStat<text:tab/></text:span><text:span text:style-name="T4">__cdecl</text:span><text:span text:style-name="T9"><text:tab/></text:span><text:span text:style-name="T10">GetVJDStatus</text:span><text:span text:style-name="T9">(UINT rID);</text:span></text:p>
      <text:p text:style-name="P5">Get the status of the specified vJoy Device.</text:p>
      <text:h text:style-name="P19" text:outline-level="3">Callback functions</text:h>
      <text:p text:style-name="P11">The following call back functions implement a mechanism to signal application that the driver was disabled/enabled.</text:p>
      <text:p text:style-name="P11">It is the application duty to write the callback functions according to the following format and to register them for activation by the DLL.</text:p>
      <text:p text:style-name="P11"/>
      <text:p text:style-name="P15">typedef void (__cdecl *CallbackType)(PVOID);</text:p>
      <text:p text:style-name="P11">This is the definition of the callback function that may be registerd.</text:p>
      <text:p text:style-name="P11">The function does not return value.</text:p>
      <text:p text:style-name="P11">The function takes one pointer to void as an argument.</text:p>
      <text:p text:style-name="P11"/>
      <text:p text:style-name="P14"><text:span text:style-name="Source_20_Text"><text:span text:style-name="T21">VJOYINTERFACE_API BOOL<text:tab/><text:tab/>__cdecl<text:tab/></text:span></text:span><text:span text:style-name="Source_20_Text"><text:span text:style-name="T22">RegisterDisableCB</text:span></text:span><text:span text:style-name="Source_20_Text"><text:span text:style-name="T21">(CallbackType pFuncDisable, PVOID pParam);</text:span></text:span></text:p>
      <text:p text:style-name="P12">After the application registers the disable-callback function (type CallbackType) it will be called everytime the driver is disabled (or removed).</text:p>
      <text:p text:style-name="P12">The function returns TRUE if registration succeeded. FALSE otherwise.</text:p>
      <text:p text:style-name="P12">The argument must be to a function that complies with the definition of <text:span text:style-name="T5">CalbackType</text:span>.</text:p>
      <text:p text:style-name="P10"><text:span text:style-name="T30">T</text:span><text:span text:style-name="T31">he optional pointer to parameter (</text:span><text:span text:style-name="T32">pParam</text:span><text:span text:style-name="T31">) is passed as the argument for function <text:s/></text:span><text:span text:style-name="Source_20_Text"><text:span text:style-name="T23">pFuncDisable</text:span></text:span><text:span text:style-name="Source_20_Text"><text:span text:style-name="T24">.</text:span></text:span></text:p>
      <text:p text:style-name="P12"/>
      <text:p text:style-name="P8"><text:span text:style-name="Source_20_Text"><text:span text:style-name="T25">VJOYINTERFACE_API VOID<text:tab/><text:tab/>__cdecl<text:tab/>Un</text:span></text:span><text:span text:style-name="Source_20_Text"><text:span text:style-name="T26">RegisterDisableCB</text:span></text:span><text:span text:style-name="Source_20_Text"><text:span text:style-name="T25">(VOID);</text:span></text:span></text:p>
      <text:p text:style-name="P12">This function stops the DLL from calling the previously registerd disable-callback function. </text:p>
      <text:p text:style-name="P11"/>
      <text:p text:style-name="P14"><text:span text:style-name="Source_20_Text"><text:span text:style-name="T21">JOYINTERFACE_API BOOL<text:tab/><text:tab/>__cdecl<text:tab/></text:span></text:span><text:span text:style-name="Source_20_Text"><text:span text:style-name="T22">RegisterEnableCB</text:span></text:span><text:span text:style-name="Source_20_Text"><text:span text:style-name="T21">(CallbackType pFuncEnable, PVOID pParam);</text:span></text:span></text:p>
      <text:p text:style-name="P12">After the application registers the enable-callback function (type CallbackType) it will be called everytime the driver is enabled.</text:p>
      <text:p text:style-name="P12">The function returns TRUE if registration succeeded. FALSE otherwise.</text:p>
      <text:p text:style-name="P12">The argument must be to a function that complies with the definition of <text:span text:style-name="T5">CalbackType</text:span>.</text:p>
      <text:p text:style-name="P10"><text:span text:style-name="T30">T</text:span><text:span text:style-name="T31">he optional pointer to parameter (</text:span><text:span text:style-name="T32">pParam</text:span><text:span text:style-name="T31">) is passed as the argument for function <text:s/></text:span><text:span text:style-name="Source_20_Text"><text:span text:style-name="T23">pFunc</text:span></text:span><text:span text:style-name="Source_20_Text"><text:span text:style-name="T27">En</text:span></text:span><text:span text:style-name="Source_20_Text"><text:span text:style-name="T23">able</text:span></text:span><text:span text:style-name="Source_20_Text"><text:span text:style-name="T24">.</text:span></text:span></text:p>
      <text:p text:style-name="P12"/>
      <text:p text:style-name="P8"><text:span text:style-name="Source_20_Text"><text:span text:style-name="T25">VJOYINTERFACE_API VOID<text:tab/><text:tab/>__cdecl<text:tab/>Un</text:span></text:span><text:span text:style-name="Source_20_Text"><text:span text:style-name="T26">RegisterEnableCB</text:span></text:span><text:span text:style-name="Source_20_Text"><text:span text:style-name="T25">(VOID);</text:span></text:span></text:p>
      <text:p text:style-name="P12">This function stops the DLL from calling the previously registerd enable-callback function. 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Times New Roman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imes New Roman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2-05-07T20:36:21.07</dc:date>
    <meta:editing-duration>P2DT13H44M21S</meta:editing-duration>
    <meta:editing-cycles>29</meta:editing-cycles>
    <meta:document-statistic meta:table-count="0" meta:image-count="0" meta:object-count="0" meta:page-count="1" meta:paragraph-count="90" meta:word-count="845" meta:character-count="5848"/>
  </office:meta>
</office:document-meta>
</file>